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95pt"/>
    </style:style>
    <style:style style:name="co2" style:family="table-column">
      <style:table-column-properties fo:break-before="auto" style:column-width="269.04pt"/>
    </style:style>
    <style:style style:name="co3" style:family="table-column">
      <style:table-column-properties fo:break-before="auto" style:column-width="117.44pt"/>
    </style:style>
    <style:style style:name="co4" style:family="table-column">
      <style:table-column-properties fo:break-before="auto" style:column-width="164.3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8.7pt"/>
    </style:style>
    <style:style style:name="co7" style:family="table-column">
      <style:table-column-properties fo:break-before="auto" style:column-width="101pt"/>
    </style:style>
    <style:style style:name="co8" style:family="table-column">
      <style:table-column-properties fo:break-before="auto" style:column-width="265.35pt"/>
    </style:style>
    <style:style style:name="co9" style:family="table-column">
      <style:table-column-properties fo:break-before="auto" style:column-width="297.84pt"/>
    </style:style>
    <style:style style:name="co10" style:family="table-column">
      <style:table-column-properties fo:break-before="auto" style:column-width="95.5pt"/>
    </style:style>
    <style:style style:name="co11" style:family="table-column">
      <style:table-column-properties fo:break-before="auto" style:column-width="263.14pt"/>
    </style:style>
    <style:style style:name="co12" style:family="table-column">
      <style:table-column-properties fo:break-before="auto" style:column-width="30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ubl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3" office:value-type="string" calcext:value-type="string">
            <text:p>Pub Directory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Contrac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S Resolver</text:p>
          </table:table-cell>
          <table:table-cell table:style-name="ce3" office:value-type="string" calcext:value-type="string">
            <text:p>namehash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eccak-256(name)</text:p>
          </table:table-cell>
          <table:table-cell table:style-name="ce3" office:value-type="string" calcext:value-type="string">
            <text:p>deploy ga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ublicENS</text:p>
          </table:table-cell>
          <table:table-cell table:style-name="ce9" office:value-type="string" calcext:value-type="string">
            <text:p>0xB2cF7426d88663e80959a06957C14261CfC1773C</text:p>
          </table:table-cell>
          <table:table-cell table:style-name="ce4" table:number-columns-repeated="4"/>
          <table:table-cell table:style-name="ce4" office:value-type="float" office:value="1086424" calcext:value-type="float">
            <text:p>10864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ublicResolver</text:p>
          </table:table-cell>
          <table:table-cell table:style-name="ce4" office:value-type="string" calcext:value-type="string">
            <text:p>0x30BEAA9D3Eca3f09D6e4B3408e856be1c0714f02</text:p>
          </table:table-cell>
          <table:table-cell table:style-name="ce4" table:number-columns-repeated="4"/>
          <table:table-cell table:style-name="ce4" office:value-type="float" office:value="1816306" calcext:value-type="float">
            <text:p>181630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rgResolver</text:p>
          </table:table-cell>
          <table:table-cell table:style-name="ce4" office:value-type="string" calcext:value-type="string">
            <text:p>0x6f3228554058BC57502BE6DbFd337a196f78bd0D</text:p>
          </table:table-cell>
          <table:table-cell table:style-name="ce4" table:number-columns-repeated="4"/>
          <table:table-cell table:style-name="ce4" office:value-type="float" office:value="1878356" calcext:value-type="float">
            <text:p>187835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ttributeList</text:p>
          </table:table-cell>
          <table:table-cell table:style-name="ce4" office:value-type="string" calcext:value-type="string">
            <text:p>0x4234DA520d27eB0fe7b9C2F81F837bde7533705F</text:p>
          </table:table-cell>
          <table:table-cell table:style-name="ce4" office:value-type="string" calcext:value-type="string">
            <text:p>0x30BEAA9D3Eca3f09D6e4B3408e856be1c0714f02</text:p>
          </table:table-cell>
          <table:table-cell table:style-name="ce4" office:value-type="string" calcext:value-type="string">
            <text:p>0x67a5cf58eeac8271b23d38b0ed31bddd9e9578723496ac5d2035a5937e0a40f6</text:p>
          </table:table-cell>
          <table:table-cell table:style-name="ce4" office:value-type="string" calcext:value-type="string">
            <text:p>attributelist</text:p>
          </table:table-cell>
          <table:table-cell table:style-name="ce4" office:value-type="string" calcext:value-type="string">
            <text:p>0xfe5685c1c2550e65bdd2fb64a9d2535fc97069aeb3081592607089fc5ffb6c74</text:p>
          </table:table-cell>
          <table:table-cell table:style-name="ce4" office:value-type="float" office:value="1114471" calcext:value-type="float">
            <text:p>111447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BAC</text:p>
          </table:table-cell>
          <table:table-cell table:style-name="ce4" office:value-type="string" calcext:value-type="string">
            <text:p>0x29429cB40f50313d02BE55F0b4A248829afF9967</text:p>
          </table:table-cell>
          <table:table-cell table:style-name="ce4" office:value-type="string" calcext:value-type="string">
            <text:p>0x30BEAA9D3Eca3f09D6e4B3408e856be1c0714f02</text:p>
          </table:table-cell>
          <table:table-cell table:style-name="ce4" office:value-type="string" calcext:value-type="string">
            <text:p>0x66ff3b445f2a07c78672ed18a819e33a49c4a7df381fb4730e7f86010a53197d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0x83c54411b96c143f207b96cb5e04900ba028bd92a8d1af95482e6c161335d959</text:p>
          </table:table-cell>
          <table:table-cell table:style-name="ce4" office:value-type="float" office:value="684451" calcext:value-type="float">
            <text:p>68445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orkerProfileLogic</text:p>
          </table:table-cell>
          <table:table-cell table:style-name="ce9" office:value-type="string" calcext:value-type="string">
            <text:p>0xa1C761c99225E54C3047D5C260Afb7563ac147AB</text:p>
          </table:table-cell>
          <table:table-cell table:style-name="ce4" office:value-type="string" calcext:value-type="string">
            <text:p>0x30BEAA9D3Eca3f09D6e4B3408e856be1c0714f02</text:p>
          </table:table-cell>
          <table:table-cell table:style-name="ce9" office:value-type="string" calcext:value-type="string">
            <text:p>0x46df66d29cadf07df0282e6d27e1c1c1e9413dd76659ab83fefa770fbe5ce898</text:p>
          </table:table-cell>
          <table:table-cell table:style-name="ce9" office:value-type="string" calcext:value-type="string">
            <text:p>workerlogic</text:p>
          </table:table-cell>
          <table:table-cell table:style-name="ce9" office:value-type="string" calcext:value-type="string">
            <text:p>0x0b144343f551bb19128556a7cf39c115d972327df16752513abab94d5dea7ba6</text:p>
          </table:table-cell>
          <table:table-cell table:style-name="ce9" office:value-type="float" office:value="4787668" calcext:value-type="float">
            <text:p>4787668</text:p>
          </table:table-cell>
          <table:table-cell table:style-name="ce14" table:number-columns-repeated="1017"/>
        </table:table-row>
        <table:table-row table:style-name="ro1">
          <table:table-cell table:style-name="ce9" office:value-type="string" calcext:value-type="string">
            <text:p>WorkerProfileFactory</text:p>
          </table:table-cell>
          <table:table-cell table:style-name="ce9" office:value-type="string" calcext:value-type="string">
            <text:p>0xE57D0c2180e85350921947A2dEaa5EC969d32393</text:p>
          </table:table-cell>
          <table:table-cell table:style-name="ce4" office:value-type="string" calcext:value-type="string">
            <text:p>0x30BEAA9D3Eca3f09D6e4B3408e856be1c0714f02</text:p>
          </table:table-cell>
          <table:table-cell table:style-name="ce9" office:value-type="string" calcext:value-type="string">
            <text:p>0x61251a79f7b4a10544f0d26495ef1b5818826fd697f761faeca0c313d0935ad1</text:p>
          </table:table-cell>
          <table:table-cell table:style-name="ce9" office:value-type="string" calcext:value-type="string">
            <text:p>workerfactory</text:p>
          </table:table-cell>
          <table:table-cell table:style-name="ce9" office:value-type="string" calcext:value-type="string">
            <text:p>0x9a412eb30b5574fc356a41c2d65b83ee0b88a56fe4c8df00b19165d23f922aa5</text:p>
          </table:table-cell>
          <table:table-cell table:style-name="ce9" office:value-type="float" office:value="4551087" calcext:value-type="float">
            <text:p>4551087</text:p>
          </table:table-cell>
          <table:table-cell table:style-name="ce14" table:number-columns-repeated="1017"/>
        </table:table-row>
        <table:table-row table:style-name="ro1">
          <table:table-cell table:style-name="ce9" office:value-type="string" calcext:value-type="string">
            <text:p>WorkerProfileToken</text:p>
          </table:table-cell>
          <table:table-cell table:style-name="ce9" office:value-type="string" calcext:value-type="string">
            <text:p>0x1125ceDd02323be2C32D6597310E40B71B2bF65a</text:p>
          </table:table-cell>
          <table:table-cell table:style-name="ce4" office:value-type="string" calcext:value-type="string">
            <text:p>0x30BEAA9D3Eca3f09D6e4B3408e856be1c0714f02</text:p>
          </table:table-cell>
          <table:table-cell table:style-name="ce9" office:value-type="string" calcext:value-type="string">
            <text:p>0x73043689a2895d67b5e630c2be6ae8050489c9deae951bf6a0ec867462fbb8b2</text:p>
          </table:table-cell>
          <table:table-cell table:style-name="ce9" office:value-type="string" calcext:value-type="string">
            <text:p>workerprofile</text:p>
          </table:table-cell>
          <table:table-cell table:style-name="ce9" office:value-type="string" calcext:value-type="string">
            <text:p>0x1fe00fa1f163b708f3386c5721a409df797bef6b5c53a5cef519ae18e3f72aab</text:p>
          </table:table-cell>
          <table:table-cell table:style-name="ce9" office:value-type="float" office:value="3734214" calcext:value-type="float">
            <text:p>3734214</text:p>
          </table:table-cell>
          <table:table-cell table:style-name="ce14" table:number-columns-repeated="1017"/>
        </table:table-row>
        <table:table-row table:style-name="ro1" table:number-rows-repeated="2">
          <table:table-cell table:style-name="ce9" table:number-columns-repeated="7"/>
          <table:table-cell table:style-name="ce14" table:number-columns-repeated="1017"/>
        </table:table-row>
        <table:table-row table:style-name="ro1">
          <table:table-cell table:style-name="ce11" office:value-type="string" calcext:value-type="string">
            <text:p>IDNumber</text:p>
          </table:table-cell>
          <table:table-cell table:style-name="ce11" office:value-type="string" calcext:value-type="string">
            <text:p>hash</text:p>
          </table:table-cell>
          <table:table-cell table:style-name="ce11" office:value-type="string" calcext:value-type="string">
            <text:p>ens Name</text:p>
          </table:table-cell>
          <table:table-cell table:style-name="ce11" office:value-type="string" calcext:value-type="string">
            <text:p>ens namehash</text:p>
          </table:table-cell>
          <table:table-cell table:style-name="ce9" office:value-type="string" calcext:value-type="string">
            <text:p>walletaddress</text:p>
          </table:table-cell>
          <table:table-cell table:style-name="ce9" table:number-columns-repeated="2"/>
          <table:table-cell table:style-name="ce14" table:number-columns-repeated="1017"/>
        </table:table-row>
        <table:table-row table:style-name="ro1">
          <table:table-cell table:style-name="ce4" office:value-type="string" calcext:value-type="string">
            <text:p>E800238(3)</text:p>
          </table:table-cell>
          <table:table-cell table:style-name="ce4" office:value-type="string" calcext:value-type="string">
            <text:p>0x0ba46dcb6a2658668fcfd48c038afe7472fb7f7764e75f65565c8064c0b66c9a</text:p>
          </table:table-cell>
          <table:table-cell table:style-name="ce4" office:value-type="string" calcext:value-type="string">
            <text:p>0x0ba46dcb6a2658668fcfd48c038afe7472fb7f7764e75f65565c8064c0b66c9a.workerprofile</text:p>
          </table:table-cell>
          <table:table-cell table:style-name="ce15" office:value-type="string" calcext:value-type="string">
            <text:p>0x4486f8729d4c2fda163e7a9d0c96d9e372595406be0ee0f09f79e5ec4de6fc77</text:p>
          </table:table-cell>
          <table:table-cell table:style-name="ce4" office:value-type="string" calcext:value-type="string">
            <text:p>0xBd4D0dF0e4f515a743069482119D014891082D97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Org Role setup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Org Name</text:p>
          </table:table-cell>
          <table:table-cell table:style-name="ce5" office:value-type="string" calcext:value-type="string">
            <text:p>namehash</text:p>
          </table:table-cell>
          <table:table-cell table:style-name="ce5" office:value-type="string" calcext:value-type="string">
            <text:p>Keccak-256(name)</text:p>
          </table:table-cell>
          <table:table-cell table:style-name="ce5" office:value-type="string" calcext:value-type="string">
            <text:p>ENS addr</text:p>
          </table:table-cell>
          <table:table-cell table:style-name="ce5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0xeb27caa590c2ce7e3fae43b512cbfa924a363360b231180a43f7a9f987f7def8</text:p>
          </table:table-cell>
          <table:table-cell office:value-type="string" calcext:value-type="string">
            <text:p>0xbbbcf8a884ef51b17478f0582a20063cd69cf91d60e2c04557953801fa762b07</text:p>
          </table:table-cell>
          <table:table-cell office:value-type="string" calcext:value-type="string">
            <text:p>0x6B86471B49d91017fd9F3AcF5608249EB0EACEdA</text:p>
          </table:table-cell>
          <table:table-cell office:value-type="string" calcext:value-type="string">
            <text:p>VI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ms</text:p>
          </table:table-cell>
          <table:table-cell office:value-type="string" calcext:value-type="string">
            <text:p>0xe5d3a308d204ce1c0a1b79b23d2d179cfe07b11ccbc5675cc5902eb22be365c6</text:p>
          </table:table-cell>
          <table:table-cell office:value-type="string" calcext:value-type="string">
            <text:p>0x3e1df0110dc127409bae79b594fc6869d34184c979311f40c6384221ea845db8</text:p>
          </table:table-cell>
          <table:table-cell/>
          <table:table-cell office:value-type="string" calcext:value-type="string">
            <text:p>VIEW,ISSUE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office:value-type="string" calcext:value-type="string">
            <text:p>Org Director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rac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S Resolver</text:p>
          </table:table-cell>
          <table:table-cell table:style-name="ce3" office:value-type="string" calcext:value-type="string">
            <text:p>namehash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eccak-256(name)</text:p>
          </table:table-cell>
          <table:table-cell table:style-name="ce3" office:value-type="string" calcext:value-type="string">
            <text:p>deploy g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gENS</text:p>
          </table:table-cell>
          <table:table-cell office:value-type="string" calcext:value-type="string">
            <text:p>0xCd820BaC75aeA2330A39A5B13f159b49b40f9A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licResolver</text:p>
          </table:table-cell>
          <table:table-cell office:value-type="string" calcext:value-type="string">
            <text:p>0xaACcBBa085eCbd0a5C90448679276a5bd1a35f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ficationAttributeList</text:p>
          </table:table-cell>
          <table:table-cell office:value-type="string" calcext:value-type="string">
            <text:p>0x37cc007b6209a8ea7f209222e35d225C4c2bA497</text:p>
          </table:table-cell>
          <table:table-cell office:value-type="string" calcext:value-type="string">
            <text:p>0xaACcBBa085eCbd0a5C90448679276a5bd1a35f43</text:p>
          </table:table-cell>
          <table:table-cell table:style-name="ce4" office:value-type="string" calcext:value-type="string">
            <text:p>0x755dc9d4ef3070a2e17f295e25955d5e89c87178d8ad992a9b483f671c7eee1c</text:p>
          </table:table-cell>
          <table:table-cell table:style-name="ce4" office:value-type="string" calcext:value-type="string">
            <text:p>qattributelist</text:p>
          </table:table-cell>
          <table:table-cell table:style-name="ce4" office:value-type="string" calcext:value-type="string">
            <text:p>0x2e6b4e4745e6baa12a1adc0ba2a33ace2125703cb6a4de236bbfe78472df8f38</text:p>
          </table:table-cell>
          <table:table-cell office:value-type="float" office:value="1089546" calcext:value-type="float">
            <text:p>10895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BAC</text:p>
          </table:table-cell>
          <table:table-cell office:value-type="string" calcext:value-type="string">
            <text:p>0x92C46c3d2582d344d8aAa1E969D4984ba163f3B4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66ff3b445f2a07c78672ed18a819e33a49c4a7df381fb4730e7f86010a53197d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0x83c54411b96c143f207b96cb5e04900ba028bd92a8d1af95482e6c161335d959</text:p>
          </table:table-cell>
          <table:table-cell office:value-type="float" office:value="684451" calcext:value-type="float">
            <text:p>684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ficationLogic</text:p>
          </table:table-cell>
          <table:table-cell office:value-type="string" calcext:value-type="string">
            <text:p>0xAeFD76C8C4A0E72E73bc81489c124798825B5Ca6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1673638f90bae05aa5ad63a481516e4f92a97b1b24c13b6139ccad5b0c8d942a</text:p>
          </table:table-cell>
          <table:table-cell office:value-type="string" calcext:value-type="string">
            <text:p>qlogic</text:p>
          </table:table-cell>
          <table:table-cell office:value-type="string" calcext:value-type="string">
            <text:p>0xc066d7ec75f5843e89e80a1c5c7e6791635df72299b495392f4e4095e658068f</text:p>
          </table:table-cell>
          <table:table-cell office:value-type="float" office:value="3137638" calcext:value-type="float">
            <text:p>3137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ficationFactory</text:p>
          </table:table-cell>
          <table:table-cell office:value-type="string" calcext:value-type="string">
            <text:p>0x772a038F80353D55703Df092432c903656881c55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cd40cc068796279a308a8e35139496e01a9179b7d1720950429d1be12461d5c9</text:p>
          </table:table-cell>
          <table:table-cell office:value-type="string" calcext:value-type="string">
            <text:p>qfactory</text:p>
          </table:table-cell>
          <table:table-cell office:value-type="string" calcext:value-type="string">
            <text:p>0xc8c888a528e378266db136bc25e6488d40365f43741bf9a143e065f989a3bf56</text:p>
          </table:table-cell>
          <table:table-cell office:value-type="float" office:value="4313621" calcext:value-type="float">
            <text:p>43136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ficationToken</text:p>
          </table:table-cell>
          <table:table-cell office:value-type="string" calcext:value-type="string">
            <text:p>0x88Fb7bC1d38665a2d54200A50Ac7043e5BF63C4C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6e7e4851f71ad6bc5d734db13b1da3bc1233eeae3e45eee36a76b7bc75231dfe</text:p>
          </table:table-cell>
          <table:table-cell office:value-type="string" calcext:value-type="string">
            <text:p>qtoken1</text:p>
          </table:table-cell>
          <table:table-cell office:value-type="string" calcext:value-type="string">
            <text:p>0xf8ab81f86a1bbcdea69337952ebe68976e34a9edd7f1f9c2d8ed755c022bba37</text:p>
          </table:table-cell>
          <table:table-cell office:value-type="float" office:value="4530314" calcext:value-type="float">
            <text:p>4530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 QualficationToken</text:p>
          </table:table-cell>
          <table:table-cell office:value-type="string" calcext:value-type="string">
            <text:p>0x8362316E1dF7cb92bbe9d47AaFd0CF50DB873111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7aba1a0a1f4d8a7d2f1d17938d3050f3d01b25d1c95e244667f602781f168303</text:p>
          </table:table-cell>
          <table:table-cell office:value-type="string" calcext:value-type="string">
            <text:p>ts01.qtoken1</text:p>
          </table:table-cell>
          <table:table-cell office:value-type="string" calcext:value-type="string">
            <text:p>0x9d6396eda5a6e5aba762c03aa64e3cc43ce4ed94ee17195be8a3f6b14729c534</text:p>
          </table:table-cell>
          <table:table-cell office:value-type="float" office:value="4467592" calcext:value-type="float">
            <text:p>446759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TMS Director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rac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S Resolver</text:p>
          </table:table-cell>
          <table:table-cell table:style-name="ce3" office:value-type="string" calcext:value-type="string">
            <text:p>namehash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eccak-256(nam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ENS</text:p>
          </table:table-cell>
          <table:table-cell office:value-type="string" calcext:value-type="string">
            <text:p>0xE06A87b45aC74ed9559dBBdC0a9ef0a0eDD6DdF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Resolver</text:p>
          </table:table-cell>
          <table:table-cell office:value-type="string" calcext:value-type="string">
            <text:p>0x9b8352C18C67cB9a1561998cA717f909116c60a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ficationAttributeList</text:p>
          </table:table-cell>
          <table:table-cell office:value-type="string" calcext:value-type="string">
            <text:p>0x19643836ab86186081f1C421Db1149160100b124</text:p>
          </table:table-cell>
          <table:table-cell office:value-type="string" calcext:value-type="string">
            <text:p>0x9b8352C18C67cB9a1561998cA717f909116c60a7</text:p>
          </table:table-cell>
          <table:table-cell table:style-name="ce4" office:value-type="string" calcext:value-type="string">
            <text:p>0x755dc9d4ef3070a2e17f295e25955d5e89c87178d8ad992a9b483f671c7eee1c</text:p>
          </table:table-cell>
          <table:table-cell table:style-name="ce4" office:value-type="string" calcext:value-type="string">
            <text:p>qattributelist</text:p>
          </table:table-cell>
          <table:table-cell table:style-name="ce4" office:value-type="string" calcext:value-type="string">
            <text:p>0x2e6b4e4745e6baa12a1adc0ba2a33ace2125703cb6a4de236bbfe78472df8f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BAC</text:p>
          </table:table-cell>
          <table:table-cell office:value-type="string" calcext:value-type="string">
            <text:p>0x9426242Db945208FDcd3AdC17C3e92D306852D27</text:p>
          </table:table-cell>
          <table:table-cell office:value-type="string" calcext:value-type="string">
            <text:p>0x9b8352C18C67cB9a1561998cA717f909116c60a7</text:p>
          </table:table-cell>
          <table:table-cell office:value-type="string" calcext:value-type="string">
            <text:p>0x66ff3b445f2a07c78672ed18a819e33a49c4a7df381fb4730e7f86010a53197d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0x83c54411b96c143f207b96cb5e04900ba028bd92a8d1af95482e6c161335d9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ficationLogic</text:p>
          </table:table-cell>
          <table:table-cell office:value-type="string" calcext:value-type="string">
            <text:p>0x2EEA28DD7b77bce031dB60dD2F3273f059b935Af</text:p>
          </table:table-cell>
          <table:table-cell office:value-type="string" calcext:value-type="string">
            <text:p>0x9b8352C18C67cB9a1561998cA717f909116c60a7</text:p>
          </table:table-cell>
          <table:table-cell office:value-type="string" calcext:value-type="string">
            <text:p>0x1673638f90bae05aa5ad63a481516e4f92a97b1b24c13b6139ccad5b0c8d942a</text:p>
          </table:table-cell>
          <table:table-cell office:value-type="string" calcext:value-type="string">
            <text:p>qlogic</text:p>
          </table:table-cell>
          <table:table-cell office:value-type="string" calcext:value-type="string">
            <text:p>0xc066d7ec75f5843e89e80a1c5c7e6791635df72299b495392f4e4095e658068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ificationFactory</text:p>
          </table:table-cell>
          <table:table-cell office:value-type="string" calcext:value-type="string">
            <text:p>0x93A983158476b84BbA519300f5fA96656d396D46</text:p>
          </table:table-cell>
          <table:table-cell office:value-type="string" calcext:value-type="string">
            <text:p>0x9b8352C18C67cB9a1561998cA717f909116c60a7</text:p>
          </table:table-cell>
          <table:table-cell office:value-type="string" calcext:value-type="string">
            <text:p>0xcd40cc068796279a308a8e35139496e01a9179b7d1720950429d1be12461d5c9</text:p>
          </table:table-cell>
          <table:table-cell office:value-type="string" calcext:value-type="string">
            <text:p>qfactory</text:p>
          </table:table-cell>
          <table:table-cell office:value-type="string" calcext:value-type="string">
            <text:p>0xc8c888a528e378266db136bc25e6488d40365f43741bf9a143e065f989a3bf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ficationToken</text:p>
          </table:table-cell>
          <table:table-cell office:value-type="string" calcext:value-type="string">
            <text:p>0xbC80fF5a8e9622827bF1568c0112f65376408498</text:p>
          </table:table-cell>
          <table:table-cell office:value-type="string" calcext:value-type="string">
            <text:p>0x9b8352C18C67cB9a1561998cA717f909116c60a7</text:p>
          </table:table-cell>
          <table:table-cell office:value-type="string" calcext:value-type="string">
            <text:p>0xd38a991a756bf33fd586c9a80932839dd222e80ff8aea1db8d2f46dfde368290</text:p>
          </table:table-cell>
          <table:table-cell office:value-type="string" calcext:value-type="string">
            <text:p>scw-6ba2</text:p>
          </table:table-cell>
          <table:table-cell office:value-type="string" calcext:value-type="string">
            <text:p>0xfef60a43ecfaad960953417dde08b4aa11a76429d7dbba227952c68ad81e66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ficationToken</text:p>
          </table:table-cell>
          <table:table-cell office:value-type="string" calcext:value-type="string">
            <text:p>0x839B6FAb6137014F9D42b358C6C0bF31e431e969</text:p>
          </table:table-cell>
          <table:table-cell office:value-type="string" calcext:value-type="string">
            <text:p>0x9b8352C18C67cB9a1561998cA717f909116c60a7</text:p>
          </table:table-cell>
          <table:table-cell office:value-type="string" calcext:value-type="string">
            <text:p>0x18d61e4d2425476ce60ffdcfc96afc5e0a5b3a053c049d1eb067bdb01d0756b9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0x923c369b18b1d8d62033c574b54e6f0687f3a894ddbb27d3948277f7c0fc8d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ficationToken</text:p>
          </table:table-cell>
          <table:table-cell office:value-type="string" calcext:value-type="string">
            <text:p>0x9AB429D955A658B19a4523C510B27fda10E3c4C2</text:p>
          </table:table-cell>
          <table:table-cell office:value-type="string" calcext:value-type="string">
            <text:p>0x9b8352C18C67cB9a1561998cA717f909116c60a7</text:p>
          </table:table-cell>
          <table:table-cell office:value-type="string" calcext:value-type="string">
            <text:p>0xc685ee6c47463b05ba44183944998d61ea89b953ac6f289ebb4840791a94dff3</text:p>
          </table:table-cell>
          <table:table-cell office:value-type="string" calcext:value-type="string">
            <text:p>csw</text:p>
          </table:table-cell>
          <table:table-cell office:value-type="string" calcext:value-type="string">
            <text:p>0xba37b22f52037dd9863149fcac951d4dab24ee0ccbef7f3f13e11b4f471328c0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office:value-type="string" calcext:value-type="string">
            <text:p>TTMS Director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rac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S Resolver</text:p>
          </table:table-cell>
          <table:table-cell table:style-name="ce3" office:value-type="string" calcext:value-type="string">
            <text:p>namehash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eccak-256(nam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ENS</text:p>
          </table:table-cell>
          <table:table-cell office:value-type="string" calcext:value-type="string">
            <text:p>0x49C763c6CD4d4cb8a147E6A50C7F050079120b5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Resolver</text:p>
          </table:table-cell>
          <table:table-cell office:value-type="string" calcext:value-type="string">
            <text:p>0xc73A336A3696B0C5a8347D08280c9bDE020eeb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ficationAttributeList</text:p>
          </table:table-cell>
          <table:table-cell office:value-type="string" calcext:value-type="string">
            <text:p>0x5A37ddda534951daaCAb2C9f53B0986D60d1FF3d</text:p>
          </table:table-cell>
          <table:table-cell office:value-type="string" calcext:value-type="string">
            <text:p>0xc73A336A3696B0C5a8347D08280c9bDE020eeb05</text:p>
          </table:table-cell>
          <table:table-cell table:style-name="ce4" office:value-type="string" calcext:value-type="string">
            <text:p>0x755dc9d4ef3070a2e17f295e25955d5e89c87178d8ad992a9b483f671c7eee1c</text:p>
          </table:table-cell>
          <table:table-cell table:style-name="ce4" office:value-type="string" calcext:value-type="string">
            <text:p>qattributelist</text:p>
          </table:table-cell>
          <table:table-cell table:style-name="ce4" office:value-type="string" calcext:value-type="string">
            <text:p>0x2e6b4e4745e6baa12a1adc0ba2a33ace2125703cb6a4de236bbfe78472df8f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BAC</text:p>
          </table:table-cell>
          <table:table-cell office:value-type="string" calcext:value-type="string">
            <text:p>0xD282692707e2b06244164D0FAF828c9e319657bf</text:p>
          </table:table-cell>
          <table:table-cell office:value-type="string" calcext:value-type="string">
            <text:p>0xc73A336A3696B0C5a8347D08280c9bDE020eeb05</text:p>
          </table:table-cell>
          <table:table-cell office:value-type="string" calcext:value-type="string">
            <text:p>0x66ff3b445f2a07c78672ed18a819e33a49c4a7df381fb4730e7f86010a53197d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0x83c54411b96c143f207b96cb5e04900ba028bd92a8d1af95482e6c161335d9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ficationLogic</text:p>
          </table:table-cell>
          <table:table-cell office:value-type="string" calcext:value-type="string">
            <text:p>0x9aA106BBeB95ad53557b0bFaA9cBADeaf09F1567</text:p>
          </table:table-cell>
          <table:table-cell office:value-type="string" calcext:value-type="string">
            <text:p>0xc73A336A3696B0C5a8347D08280c9bDE020eeb05</text:p>
          </table:table-cell>
          <table:table-cell office:value-type="string" calcext:value-type="string">
            <text:p>0x1673638f90bae05aa5ad63a481516e4f92a97b1b24c13b6139ccad5b0c8d942a</text:p>
          </table:table-cell>
          <table:table-cell office:value-type="string" calcext:value-type="string">
            <text:p>qlogic</text:p>
          </table:table-cell>
          <table:table-cell office:value-type="string" calcext:value-type="string">
            <text:p>0xc066d7ec75f5843e89e80a1c5c7e6791635df72299b495392f4e4095e658068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ificationFactory</text:p>
          </table:table-cell>
          <table:table-cell office:value-type="string" calcext:value-type="string">
            <text:p>0x834d875D1Db2155c0ED4dB591b31b92d2092B6d7</text:p>
          </table:table-cell>
          <table:table-cell office:value-type="string" calcext:value-type="string">
            <text:p>0xc73A336A3696B0C5a8347D08280c9bDE020eeb05</text:p>
          </table:table-cell>
          <table:table-cell office:value-type="string" calcext:value-type="string">
            <text:p>0xcd40cc068796279a308a8e35139496e01a9179b7d1720950429d1be12461d5c9</text:p>
          </table:table-cell>
          <table:table-cell office:value-type="string" calcext:value-type="string">
            <text:p>qfactory</text:p>
          </table:table-cell>
          <table:table-cell office:value-type="string" calcext:value-type="string">
            <text:p>0xc8c888a528e378266db136bc25e6488d40365f43741bf9a143e065f989a3bf5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lti QualficationTok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g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cENS</text:p>
          </table:table-cell>
          <table:table-cell office:value-type="string" calcext:value-type="string">
            <text:p>setSubnodeRecord</text:p>
          </table:table-cell>
          <table:table-cell table:style-name="ce1" office:value-type="float" office:value="79088" calcext:value-type="float">
            <text:p>790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cResolver</text:p>
          </table:table-cell>
          <table:table-cell office:value-type="string" calcext:value-type="string">
            <text:p>setAddr</text:p>
          </table:table-cell>
          <table:table-cell table:style-name="ce1" office:value-type="float" office:value="55700" calcext:value-type="float">
            <text:p>55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cENS</text:p>
          </table:table-cell>
          <table:table-cell office:value-type="string" calcext:value-type="string">
            <text:p>setResolver</text:p>
          </table:table-cell>
          <table:table-cell table:style-name="ce1" office:value-type="float" office:value="32243" calcext:value-type="float">
            <text:p>322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Resolver</text:p>
          </table:table-cell>
          <table:table-cell office:value-type="string" calcext:value-type="string">
            <text:p>setRole</text:p>
          </table:table-cell>
          <table:table-cell office:value-type="float" office:value="49141" calcext:value-type="float">
            <text:p>49141</text:p>
          </table:table-cell>
          <table:table-cell table:number-columns-repeated="2"/>
          <table:table-cell office:value-type="string" calcext:value-type="string">
            <text:p>0x190aD64c9c6E056d911616b40609784ba21Ae66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kerProfileFactory</text:p>
          </table:table-cell>
          <table:table-cell office:value-type="string" calcext:value-type="string">
            <text:p>createWorkerProfile</text:p>
          </table:table-cell>
          <table:table-cell office:value-type="float" office:value="1812893" calcext:value-type="float">
            <text:p>18128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ProfileLogic</text:p>
          </table:table-cell>
          <table:table-cell office:value-type="string" calcext:value-type="string">
            <text:p>AddAttribute</text:p>
          </table:table-cell>
          <table:table-cell office:value-type="float" office:value="196527" calcext:value-type="float">
            <text:p>1965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Token</text:p>
          </table:table-cell>
          <table:table-cell office:value-type="string" calcext:value-type="string">
            <text:p>grantQualificaiton</text:p>
          </table:table-cell>
          <table:table-cell office:value-type="float" office:value="1705112" calcext:value-type="float">
            <text:p>1705112</text:p>
          </table:table-cell>
          <table:table-cell table:number-columns-repeated="1021"/>
        </table:table-row>
      </table:table>
      <table:table table:name="WorkerToke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ontract address</text:p>
          </table:table-cell>
          <table:table-cell table:style-name="Default" office:value-type="string" calcext:value-type="string">
            <text:p>TokenID</text:p>
          </table:table-cell>
          <table:table-cell office:value-type="string" calcext:value-type="string">
            <text:p>Owner</text:p>
          </table:table-cell>
        </table:table-row>
        <table:table-row table:style-name="ro1">
          <table:table-cell office:value-type="string" calcext:value-type="string">
            <text:p>WorkerProfileToken</text:p>
          </table:table-cell>
          <table:table-cell table:style-name="ce10" office:value-type="string" calcext:value-type="string">
            <text:p>0xb27969d7354eb4553bb6832e1845edd8b2fededb</text:p>
          </table:table-cell>
          <table:table-cell office:value-type="string" calcext:value-type="string">
            <text:p>1018907967397255104059461960685029281895429365467</text:p>
          </table:table-cell>
          <table:table-cell office:value-type="string" calcext:value-type="string">
            <text:p>0x795AF03206d869acDdBe4193EA3eB8d193512574</text:p>
          </table:table-cell>
        </table:table-row>
        <table:table-row table:style-name="ro1">
          <table:table-cell/>
          <table:table-cell office:value-type="string" calcext:value-type="string">
            <text:p>0x510AB26F00F8642e79fEf33c7CF64AF948189b82</text:p>
          </table:table-cell>
          <table:table-cell office:value-type="string" calcext:value-type="string">
            <text:p>462666803648244610786500934845562588472922381186</text:p>
          </table:table-cell>
          <table:table-cell office:value-type="string" calcext:value-type="string">
            <text:p>0xBd4D0dF0e4f515a743069482119D014891082D97</text:p>
          </table:table-cell>
        </table:table-row>
      </table:table>
      <table:table table:name="qtoken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qtoken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act address</text:p>
          </table:table-cell>
          <table:table-cell office:value-type="string" calcext:value-type="string">
            <text:p>TokenI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Individual</text:p>
          </table:table-cell>
        </table:table-row>
        <table:table-row table:style-name="ro1">
          <table:table-cell office:value-type="string" calcext:value-type="string">
            <text:p>QualificationToken</text:p>
          </table:table-cell>
          <table:table-cell office:value-type="string" calcext:value-type="string">
            <text:p>0x2C17A09f6A52d38B774c4C3A4649DE983124ce07</text:p>
          </table:table-cell>
          <table:table-cell table:style-name="ce2" office:value-type="string" calcext:value-type="string">
            <text:p>251722503267788792000855655528269924021343407623</text:p>
          </table:table-cell>
          <table:table-cell table:style-name="ce2" office:value-type="string" calcext:value-type="string">
            <text:p>0xb27969d7354eb4553bb6832e1845edd8b2fededb</text:p>
          </table:table-cell>
          <table:table-cell office:value-type="string" calcext:value-type="string">
            <text:p>0x795AF03206d869acDdBe4193EA3eB8d193512574</text:p>
          </table:table-cell>
        </table:table-row>
        <table:table-row table:style-name="ro1">
          <table:table-cell/>
          <table:table-cell office:value-type="string" calcext:value-type="string">
            <text:p>0x422B0Ce38456406E9C9D35353947e6b6CeD701CD</text:p>
          </table:table-cell>
          <table:table-cell table:style-name="ce2" office:value-type="string" calcext:value-type="string">
            <text:p>377753445685344637381689612321598812264001372621</text:p>
          </table:table-cell>
          <table:table-cell table:style-name="ce2" office:value-type="string" calcext:value-type="string">
            <text:p>0x510AB26F00F8642e79fEf33c7CF64AF948189b82</text:p>
          </table:table-cell>
          <table:table-cell office:value-type="string" calcext:value-type="string">
            <text:p>0xBd4D0dF0e4f515a743069482119D014891082D97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ts01.qtoken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act address</text:p>
          </table:table-cell>
          <table:table-cell office:value-type="string" calcext:value-type="string">
            <text:p>TokenI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Individual</text:p>
          </table:table-cell>
        </table:table-row>
        <table:table-row table:style-name="ro1">
          <table:table-cell office:value-type="string" calcext:value-type="string">
            <text:p>QualificationToken</text:p>
          </table:table-cell>
          <table:table-cell office:value-type="string" calcext:value-type="string">
            <text:p>0x786Ed7b52A0293af0A64A91A7Ea994A7250c0697</text:p>
          </table:table-cell>
          <table:table-cell table:style-name="ce2" office:value-type="string" calcext:value-type="string">
            <text:p>687550765259123808395477359712827185598997202583</text:p>
          </table:table-cell>
          <table:table-cell table:style-name="ce2" office:value-type="string" calcext:value-type="string">
            <text:p>0x422B0Ce38456406E9C9D35353947e6b6CeD701CD</text:p>
          </table:table-cell>
          <table:table-cell office:value-type="string" calcext:value-type="string">
            <text:p>0xBd4D0dF0e4f515a743069482119D014891082D97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/>
        </table:table-row>
      </table:table>
      <table:table table:name="Sheet4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3" table:target-range-address="Sheet4.A1:Sheet4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21:05:17.294028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3:40:15.038493857</meta:creation-date>
    <dc:date>2021-05-08T00:42:16.978552773</dc:date>
    <meta:editing-duration>P5DT17H50M18S</meta:editing-duration>
    <meta:editing-cycles>50</meta:editing-cycles>
    <meta:generator>LibreOffice/6.1.5.2$Linux_X86_64 LibreOffice_project/10$Build-2</meta:generator>
    <meta:document-statistic meta:table-count="4" meta:cell-count="278" meta:object-count="0"/>
  </office:meta>
</office:document-meta>
</file>